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8cm" fo:min-width="0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2.004cm" svg:x1="6.201cm" svg:y1="1.301cm" svg:x2="1.862cm" svg:y2="3.965cm" draw:start-shape="id1" draw:start-glue-point="3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AUS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71cm" svg:height="2.872cm" svg:x="0.127cm" svg:y="3.965cm">
          <text:p text:style-name="P2"><text:span text:style-name="T1">AUSPatient</text:span></text:p>
          <text:p text:style-name="P2"><text:span text:style-name="T1"/></text:p>
          <text:p text:style-name="P2"><text:span text:style-name="T2">FirstName</text:span></text:p>
          <text:p text:style-name="P2"><text:span text:style-name="T2">LastName</text:span></text:p>
          <text:p text:style-name="P2"><text:span text:style-name="T2">TFN (TaxFileNumber)</text:span></text:p>
          <text:p text:style-name="P2"><text:span text:style-name="T2">..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148cm" svg:y1="4.656cm" svg:x2="3.556cm" svg:y2="4.656cm">
          <text:p text:style-name="P6"/>
        </draw:line>
        <draw:custom-shape draw:style-name="gr5" draw:text-style-name="P5" draw:layer="layout" svg:width="3.725cm" svg:height="1.354cm" svg:x="0cm" svg:y="1.841cm">
          <text:p text:style-name="P2"><text:span text:style-name="T3">Main patient information</text:span></text:p>
          <draw:enhanced-geometry svg:viewBox="0 0 21600 21600" draw:text-areas="800 800 20800 20800" draw:type="round-rectangular-callout" draw:modifiers="9333.33333333333 34081.7712177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04cm" svg:y="3.556cm">
          <draw:text-box>
            <text:p text:style-name="P6"><text:span text:style-name="T2">0..*</text:span></text:p>
          </draw:text-box>
        </draw:frame>
        <draw:g draw:id="id2">
          <draw:custom-shape draw:style-name="gr3" draw:text-style-name="P4" draw:layer="layout" svg:width="2.688cm" svg:height="2.604cm" svg:x="8.764cm" svg:y="4.254cm">
            <text:p text:style-name="P2"><text:span text:style-name="T1">Address</text:span></text:p>
            <text:p text:style-name="P2"><text:span text:style-name="T1"/></text:p>
            <text:p text:style-name="P2"><text:span text:style-name="T2">AddressType</text:span></text:p>
            <text:p text:style-name="P2"><text:span text:style-name="T2">AddressLines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764cm" svg:y1="5.052cm" svg:x2="11.473cm" svg:y2="5.052cm">
            <text:p text:style-name="P6"/>
          </draw:line>
        </draw:g>
        <draw:connector draw:style-name="gr1" draw:text-style-name="P1" draw:layer="layout" svg:x1="8.889cm" svg:y1="1.301cm" svg:x2="10.118cm" svg:y2="4.254cm" draw:start-shape="id1" draw:start-glue-point="1" draw:end-shape="id2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2">0..*</text:span></text:p>
          </draw:text-box>
        </draw:frame>
        <draw:g draw:id="id7">
          <draw:custom-shape draw:style-name="gr3" draw:text-style-name="P4" draw:layer="layout" svg:width="2.688cm" svg:height="2.668cm" svg:x="12.47cm" svg:y="4.402cm">
            <text:p text:style-name="P2"><text:span text:style-name="T1">Phone</text:span></text:p>
            <text:p text:style-name="P2"><text:span text:style-name="T1"/></text:p>
            <text:p text:style-name="P2"><text:span text:style-name="T2">PhoneType</text:span></text:p>
            <text:p text:style-name="P2"><text:span text:style-name="T2">Phone</text:span></text:p>
            <text:p text:style-name="P2"><text:span text:style-name="T2">Extension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5.126cm" svg:x2="15.227cm" svg:y2="5.126cm">
            <text:p text:style-name="P6"/>
          </draw:line>
        </draw:g>
        <draw:g draw:id="id5">
          <draw:custom-shape draw:style-name="gr3" draw:text-style-name="P4" draw:layer="layout" svg:width="2.688cm" svg:height="2.901cm" svg:x="4.98cm" svg:y="9.223cm">
            <text:p text:style-name="P2"><text:span text:style-name="T1">Contact</text:span></text:p>
            <text:p text:style-name="P2"><text:span text:style-name="T1"/></text:p>
            <text:p text:style-name="P2"><text:span text:style-name="T2">Name</text:span></text:p>
            <text:p text:style-name="P2"><text:span text:style-name="T2">Relationship</text:span></text:p>
            <text:p text:style-name="P2"><text:span text:style-name="T2">Role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022cm" svg:y1="10.204cm" svg:x2="7.731cm" svg:y2="10.204cm">
            <text:p text:style-name="P6"/>
          </draw:line>
        </draw:g>
        <draw:g draw:id="id11">
          <draw:custom-shape draw:style-name="gr3" draw:text-style-name="P4" draw:layer="layout" svg:width="4.599cm" svg:height="3.683cm" svg:x="11.995cm" svg:y="12.87cm">
            <text:p text:style-name="P2"><text:span text:style-name="T1">Insurance</text:span></text:p>
            <text:p text:style-name="P2"><text:span text:style-name="T1"/></text:p>
            <text:p text:style-name="P2"><text:span text:style-name="T2">CompanyName</text:span></text:p>
            <text:p text:style-name="P2"><text:span text:style-name="T2">PolicyType</text:span></text:p>
            <text:p text:style-name="P2"><text:span text:style-name="T2">PolicyHolderFirstName</text:span></text:p>
            <text:p text:style-name="P2"><text:span text:style-name="T2">PolicyHolderLastName</text:span></text:p>
            <text:p text:style-name="P2"><text:span text:style-name="T2">RelationshipToPolicyHolder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36cm" svg:y1="13.574cm" svg:x2="16.637cm" svg:y2="13.574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688cm" svg:height="2.575cm" svg:x="5.122cm" svg:y="4.241cm">
            <text:p text:style-name="P2"><text:span text:style-name="T1">Alias</text:span></text:p>
            <text:p text:style-name="P2"><text:span text:style-name="T1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22cm" svg:y1="4.905cm" svg:x2="7.831cm" svg:y2="4.905cm">
            <text:p text:style-name="P6"/>
          </draw:line>
        </draw:g>
        <draw:g draw:id="id9">
          <draw:custom-shape draw:style-name="gr3" draw:text-style-name="P4" draw:layer="layout" svg:width="4.529cm" svg:height="2.348cm" svg:x="12.212cm" svg:y="9.547cm">
            <text:p text:style-name="P2"><text:span text:style-name="T1">AuxiluryID (AuxID)</text:span></text:p>
            <text:p text:style-name="P2"><text:span text:style-name="T2"/></text:p>
            <text:p text:style-name="P2"><text:span text:style-name="T2">AuxiluryIDType</text:span></text:p>
            <text:p text:style-name="P2"><text:span text:style-name="T2">AuxiluryID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10.251cm" svg:x2="16.784cm" svg:y2="10.251cm">
            <text:p text:style-name="P6"/>
          </draw:line>
        </draw:g>
        <draw:custom-shape draw:style-name="gr5" draw:text-style-name="P8" draw:layer="layout" svg:width="3.408cm" svg:height="1.268cm" svg:x="13.102cm" svg:y="7.916cm">
          <text:p text:style-name="P8"><text:span text:style-name="T2">Examples: </text:span></text:p>
          <text:p text:style-name="P8"><text:span text:style-name="T2">Credit Card</text:span></text:p>
          <text:p text:style-name="P8"><text:span text:style-name="T2">Household ID</text:span></text:p>
          <draw:enhanced-geometry svg:viewBox="0 0 21600 21600" draw:text-areas="800 800 20800 20800" draw:type="round-rectangular-callout" draw:modifiers="10194.8958638897 34927.6595744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4" draw:id="id3" draw:layer="layout" svg:width="3.894cm" svg:height="3.297cm" svg:x="4.848cm" svg:y="12.932cm">
            <text:p text:style-name="P2"><text:span text:style-name="T1">ExistingCondition</text:span></text:p>
            <text:p text:style-name="P2"><text:span text:style-name="T1"/></text:p>
            <text:p text:style-name="P2"><text:span text:style-name="T2">Name</text:span></text:p>
            <text:p text:style-name="P2"><text:span text:style-name="T2">StartDate</text:span></text:p>
            <text:p text:style-name="P2"><text:span text:style-name="T2">MedicineName </text:span></text:p>
            <text:p text:style-name="P2"><text:span text:style-name="T2">MedicineDos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6.795cm" svg:y1="12.932cm" svg:x2="6.795cm" svg:y2="12.932cm" draw:start-shape="id3" draw:end-shape="id3">
            <text:p text:style-name="P6"/>
          </draw:connector>
          <draw:line draw:style-name="gr4" draw:text-style-name="P1" draw:layer="layout" svg:x1="4.806cm" svg:y1="13.843cm" svg:x2="8.679cm" svg:y2="13.843cm">
            <text:p text:style-name="P6"/>
          </draw:line>
          <draw:custom-shape draw:style-name="gr5" draw:text-style-name="P8" draw:layer="layout" svg:width="2.519cm" svg:height="0.867cm" svg:x="9.018cm" svg:y="13.668cm">
            <text:p text:style-name="P8"><text:span text:style-name="T2">10 of these</text:span></text:p>
            <draw:enhanced-geometry svg:viewBox="0 0 21600 21600" draw:text-areas="800 800 20800 20800" draw:type="round-rectangular-callout" draw:modifiers="-8520 43747.465437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8">
          <draw:custom-shape draw:style-name="gr3" draw:text-style-name="P4" draw:layer="layout" svg:width="2.688cm" svg:height="2.901cm" svg:x="8.388cm" svg:y="9.268cm">
            <text:p text:style-name="P2"><text:span text:style-name="T1">Comment </text:span></text:p>
            <text:p text:style-name="P2"><text:span text:style-name="T1"/></text:p>
            <text:p text:style-name="P2"><text:span text:style-name="T2"/></text:p>
            <text:p text:style-name="P2"><text:span text:style-name="T2">CommentCode</text:span></text:p>
            <text:p text:style-name="P2"><text:span text:style-name="T2">CommentText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43cm" svg:y1="10.249cm" svg:x2="11.139cm" svg:y2="10.249cm">
            <text:p text:style-name="P6"/>
          </draw:line>
        </draw:g>
        <draw:connector draw:style-name="gr4" draw:text-style-name="P1" draw:id="id4" draw:layer="layout" svg:x1="4.688cm" svg:y1="1.355cm" svg:x2="4.688cm" svg:y2="1.355cm">
          <text:p text:style-name="P6"/>
        </draw:connector>
        <draw:frame draw:style-name="gr7" draw:text-style-name="P7" draw:layer="layout" svg:width="-1.027cm" svg:height="-1.434cm" svg:x="7.632cm" svg:y="5.63cm">
          <draw:text-box>
            <text:p text:style-name="P6"><text:span text:style-name="T2">0..*</text:span></text:p>
          </draw:text-box>
        </draw:frame>
        <draw:frame draw:style-name="gr8" draw:text-style-name="P7" draw:layer="layout" svg:width="1.027cm" svg:height="0.64cm" svg:x="6.605cm" svg:y="3.556cm">
          <draw:text-box>
            <text:p text:style-name="P6"><text:span text:style-name="T2">0..*</text:span></text:p>
          </draw:text-box>
        </draw:frame>
        <draw:connector draw:style-name="gr9" draw:text-style-name="P2" draw:layer="layout" svg:x1="4.688cm" svg:y1="1.355cm" svg:x2="4.98cm" svg:y2="10.673cm" draw:start-shape="id4" draw:start-glue-point="0" draw:end-shape="id5" draw:end-glue-point="3">
          <text:p text:style-name="P2"/>
        </draw:connector>
        <draw:connector draw:style-name="gr1" draw:text-style-name="P1" draw:layer="layout" draw:line-skew="-0.459cm" svg:x1="4.191cm" svg:y1="1.312cm" svg:x2="4.806cm" svg:y2="14.58cm" draw:end-shape="id6" draw:end-glue-point="3">
          <text:p text:style-name="P6"/>
        </draw:connector>
        <draw:connector draw:style-name="gr1" draw:text-style-name="P1" draw:layer="layout" svg:x1="8.889cm" svg:y1="1.301cm" svg:x2="13.848cm" svg:y2="4.402cm" draw:start-shape="id1" draw:start-glue-point="1" draw:end-shape="id7" draw:end-glue-point="0">
          <text:p text:style-name="P6"/>
        </draw:connector>
        <draw:connector draw:style-name="gr1" draw:text-style-name="P1" draw:layer="layout" draw:line-skew="0.198cm" svg:x1="7.895cm" svg:y1="1.672cm" svg:x2="8.388cm" svg:y2="10.718cm" draw:end-shape="id8" draw:end-glue-point="3">
          <text:p text:style-name="P6"/>
        </draw:connector>
        <draw:connector draw:style-name="gr1" draw:text-style-name="P1" draw:id="id10" draw:layer="layout" draw:line-skew="0.34cm" svg:x1="11.811cm" svg:y1="1.312cm" svg:x2="12.183cm" svg:y2="10.721cm" draw:end-shape="id9" draw:end-glue-point="3">
          <text:p text:style-name="P6"/>
        </draw:connector>
        <draw:connector draw:style-name="gr1" draw:text-style-name="P1" draw:layer="layout" draw:line-skew="0.466cm" svg:x1="11.811cm" svg:y1="1.312cm" svg:x2="11.995cm" svg:y2="14.711cm" draw:start-shape="id10" draw:start-glue-point="2" draw:end-shape="id11">
          <text:p text:style-name="P6"/>
        </draw:connector>
        <draw:frame draw:style-name="gr6" draw:text-style-name="P7" draw:layer="layout" svg:width="1.027cm" svg:height="0.64cm" svg:x="13.825cm" svg:y="3.662cm">
          <draw:text-box>
            <text:p text:style-name="P6"><text:span text:style-name="T2">0..*</text:span></text:p>
          </draw:text-box>
        </draw:frame>
        <draw:frame draw:style-name="gr6" draw:text-style-name="P7" draw:layer="layout" svg:width="1.027cm" svg:height="0.64cm" svg:x="4.3cm" svg:y="8.403cm">
          <draw:text-box>
            <text:p text:style-name="P6"><text:span text:style-name="T2">0..*</text:span></text:p>
          </draw:text-box>
        </draw:frame>
        <draw:frame draw:style-name="gr10" draw:text-style-name="P7" draw:layer="layout" svg:width="1.027cm" svg:height="0.64cm" svg:x="11.879cm" svg:y="8.783cm">
          <draw:text-box>
            <text:p text:style-name="P6"><text:span text:style-name="T2">0..*</text:span></text:p>
          </draw:text-box>
        </draw:frame>
        <draw:frame draw:style-name="gr11" draw:text-style-name="P7" draw:layer="layout" svg:width="1.027cm" svg:height="0.64cm" svg:x="8.303cm" svg:y="8.445cm">
          <draw:text-box>
            <text:p text:style-name="P6"><text:span text:style-name="T2">0..*</text:span></text:p>
          </draw:text-box>
        </draw:frame>
        <draw:frame draw:style-name="gr10" draw:text-style-name="P7" draw:layer="layout" svg:width="1.027cm" svg:height="0.64cm" svg:x="11.689cm" svg:y="12.212cm">
          <draw:text-box>
            <text:p text:style-name="P6"><text:span text:style-name="T2">0..*</text:span></text:p>
          </draw:text-box>
        </draw:frame>
        <draw:custom-shape draw:style-name="gr12" draw:text-style-name="P1" draw:layer="layout" svg:width="0.571cm" svg:height="0.339cm" svg:x="4.27cm" svg:y="1.333cm">
          <text:p text:style-name="P6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027cm" svg:height="0.64cm" svg:x="11.88cm" svg:y="8.783cm">
          <draw:text-box>
            <text:p text:style-name="P6"><text:span text:style-name="T2">0..*</text:span></text:p>
          </draw:text-box>
        </draw:frame>
        <draw:custom-shape draw:style-name="gr12" draw:text-style-name="P1" draw:layer="layout" svg:width="1.338cm" svg:height="0.339cm" svg:x="6.684cm" svg:y="1.751cm">
          <text:p text:style-name="P6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3T22:43:18</dc:date>
    <meta:editing-cycles>52</meta:editing-cycles>
    <meta:editing-duration>PT1H43M5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